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B0000003D48687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shadow="none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 style:master-page-name="">
      <style:table-properties style:width="27.547cm" style:page-number="auto" fo:break-before="auto" fo:break-after="auto" table:align="left" style:shadow="none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789cm"/>
    </style:style>
    <style:style style:name="Tabella5.D" style:family="table-column">
      <style:table-column-properties style:column-width="1.471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Frame_20_contents">
      <style:paragraph-properties fo:text-align="center" style:justify-single-word="false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officeooo:paragraph-rsid="00233f71" style:font-size-asian="9pt" style:font-size-complex="9pt"/>
    </style:style>
    <style:style style:name="P44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P45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style:font-name="Verdana" fo:font-size="9pt"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2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2"><text:placeholder text:placeholder-type="text">&lt;setLang(o.partner_id.lang or 'en_US')&gt;</text:placeholder></text:p>
            <text:p text:style-name="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7"><text:text-input text:description="&lt;if test=&quot;o.partner_id.lang=='it_IT'&quot;&gt;">if IT</text:text-input></text:p>
            <text:p text:style-name="P7"><text:span text:style-name="T5">Resa merce: </text:span><text:span text:style-name="T14"><text:placeholder text:placeholder-type="text">&lt;o.return_id.text&gt;</text:placeholder></text:span></text:p>
            <text:p text:style-name="P7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7"><text:text-input text:description="&lt;/if&gt;">end if</text:text-input></text:p>
            <text:p text:style-name="P7"><text:text-input text:description="&lt;if test=&quot;o.partner_id.lang=='en_US'&quot;&gt;">if EN</text:text-input></text:p>
            <text:p text:style-name="P7"><text:span text:style-name="T5">Delivery terms: </text:span><text:span text:style-name="T14"><text:placeholder text:placeholder-type="text">&lt;o.return_id.text&gt;</text:placeholder></text:span></text:p>
            <text:p text:style-name="P7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K1" office:value-type="string">
              <text:p text:style-name="P36"/>
            </table:table-cell>
          </table:table-row>
        </table:table-header-rows>
      </table:table>
      <text:p text:style-name="P14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7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7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7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6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6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6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6"><text:text-input text:description="&lt;if test=&quot;item.insert_photo&quot;&gt;">if photo</text:text-input></text:p>
            <text:p text:style-name="P47"><draw:frame draw:style-name="fr1" draw:name="image: asimage(item.product_id.quotation_photo)" text:anchor-type="as-char" svg:width="4.313cm" style:rel-width="99%" svg:height="4.309cm" style:rel-height="scale" draw:z-index="3"><draw:text-box><text:p text:style-name="P41"/></draw:text-box></draw:frame></text:p>
            <text:p text:style-name="P43"><text:span text:style-name="T19"><text:text-input text:description="&lt;/if&gt;">/if photo</text:text-input></text:span></text:p>
          </table:table-cell>
          <table:table-cell table:style-name="Tabella4.B3" office:value-type="string">
            <text:p text:style-name="P35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34"><text:placeholder text:placeholder-type="text">&lt;_(item.product_id.description)&gt;</text:placeholder></text:p>
            <text:p text:style-name="P33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4.D3" office:value-type="string">
            <text:p text:style-name="P26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31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32"><text:placeholder text:placeholder-type="text">&lt;round(item.product_id.volume or 0.0, 2)&gt;</text:placeholder></text:p>
          </table:table-cell>
        </table:table-row>
        <table:table-row>
          <table:table-cell table:style-name="Tabella4.A7" table:number-columns-spanned="6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soft-page-break/><text:placeholder text:placeholder-type="text">&lt;/if&gt;</text:placeholder></text:p>
      <text:p text:style-name="P14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7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7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7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7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7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0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7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7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7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7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45"><text:text-input text:description="&lt;if test=&quot;item.insert_photo&quot;&gt;">if photo</text:text-input></text:p>
            <text:p text:style-name="P44"><draw:frame draw:style-name="fr2" draw:name="image: asimage(item.product_id.quotation_photo or False)" text:anchor-type="as-char" svg:width="4.505cm" style:rel-width="99%" svg:height="4.33cm" style:rel-height="scale" draw:z-index="4"><draw:text-box><text:p text:style-name="P41"/></draw:text-box></draw:frame></text:p>
            <text:p text:style-name="P43"><text:span text:style-name="T19"><text:text-input text:description="&lt;/if&gt;">/if photo</text:text-input></text:span></text:p>
          </table:table-cell>
          <table:table-cell table:style-name="Tabella5.B3" office:value-type="string">
            <text:p text:style-name="P35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3" office:value-type="string">
            <text:p text:style-name="P34"><text:placeholder text:placeholder-type="text">&lt;_(item.product_id.description)&gt;</text:placeholder><text:span text:style-name="T21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  <text:p text:style-name="P33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5.D3" office:value-type="string">
            <text:p text:style-name="P31"><text:placeholder text:placeholder-type="text">&lt;"%d"%(item.product_uom_qty)&gt;</text:placeholder></text:p>
          </table:table-cell>
          <table:table-cell table:style-name="Tabella5.E3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31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30"><text:span text:style-name="T20"><text:text-input text:description="&lt;o.pricelist_id.currency_id.symbol or '€'&gt;">simb</text:text-input></text:span><text:span text:style-name="T20"> </text:span><text:span text:style-name="T20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30"><text:span text:style-name="T20"><text:text-input text:description="&lt;o.pricelist_id.currency_id.symbol or '€'&gt;">simb</text:text-input></text:span><text:span text:style-name="T20"> </text:span><text:span text:style-name="T20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31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32"><text:placeholder text:placeholder-type="text">&lt;round( item.product_id.volume * item.product_uom_qty / (int(item.product_packaging.qty) if item.product_packaging else item.product_id.q_x_pack), 2)&gt;</text:placeholder></text:p>
          </table:table-cell>
        </table:table-row>
        <table:table-row>
          <table:table-cell table:style-name="Tabella5.A9" table:number-columns-spanned="10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8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8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9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8"><text:soft-page-break/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8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8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8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9"><text:placeholder text:placeholder-type="text">&lt;/if&gt;</text:placeholder></text:p>
                </table:table-cell>
                <table:covered-table-cell/>
              </table:table-row>
            </table:table>
            <text:p text:style-name="P12"/>
          </table:table-cell>
          <table:covered-table-cell/>
          <table:table-cell table:style-name="Tabella5.I5" office:value-type="string">
            <text:p text:style-name="P12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8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5">m<text:span text:style-name="T22">3 <text:s/></text:span><text:placeholder text:placeholder-type="text">&lt;round(get_counter("volume"), 2)&gt;</text:placeholder></text:p>
                </table:table-cell>
              </table:table-row>
            </table:table>
            <text:p text:style-name="P12"/>
          </table:table-cell>
        </table:table-row>
        <table:table-row table:style-name="Tabella5.6">
          <table:table-cell table:style-name="Tabella5.A6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1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39"/>
          </table:table-cell>
        </table:table-row>
      </table:table>
      <text:p text:style-name="P9"/>
      <text:p text:style-name="P1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2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3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1H3M8S</meta:editing-duration>
    <meta:editing-cycles>282</meta:editing-cycles>
    <meta:generator>LibreOffice/4.3.3.2$Linux_X86_64 LibreOffice_project/430m0$Build-2</meta:generator>
    <meta:initial-creator>Nicola Riolini</meta:initial-creator>
    <dc:date>2015-07-26T23:23:59.692422418</dc:date>
    <dc:creator>thebrush </dc:creator>
    <meta:document-statistic meta:table-count="8" meta:image-count="1" meta:object-count="0" meta:page-count="3" meta:paragraph-count="93" meta:word-count="372" meta:character-count="2567" meta:non-whitespace-character-count="2397"/>
    <meta:user-defined meta:name="Info 1"/>
    <meta:user-defined meta:name="Info 2"/>
    <meta:user-defined meta:name="Info 3"/>
    <meta:user-defined meta:name="Info 4"/>
  </office:meta>
</office:document-meta>
</file>